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ize="14pt" fo:font-weight="bold" style:font-size-asian="14pt" style:font-weight-asian="bold" style:font-size-complex="14pt" style:font-weight-complex="bold"/>
    </style:style>
    <style:style style:name="T1" style:family="text">
      <style:text-properties fo:language="en" fo:country="none"/>
    </style:style>
    <style:style style:name="T2" style:family="text">
      <style:text-properties fo:language="en" fo:country="none" fo:font-weight="bold"/>
    </style:style>
    <style:style style:name="T3" style:family="text">
      <style:text-properties fo:font-size="12pt" fo:language="en" fo:country="none" fo:font-weight="normal" style:font-size-asian="12pt" style:font-weight-asian="normal" style:font-size-complex="12pt" style:font-weight-complex="normal"/>
    </style:style>
    <style:style style:name="T4" style:family="text">
      <style:text-properties fo:font-size="14pt" fo:language="en" fo:country="none" fo:font-weight="bold" style:font-size-asian="14pt" style:font-weight-asian="bold" style:font-size-complex="14pt" style:font-weight-complex="bol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ig Data Technologies:</text:p>
      <text:section text:style-name="Sect1" text:name="page-container">
        <text:section text:style-name="Sect1" text:name="module-post-detail">
          <text:h text:style-name="Heading_20_3" text:outline-level="3"><text:s text:c="2"/>1.Storm and Kafka</text:h>
          <text:p text:style-name="Text_20_body"><text:a xlink:type="simple" xlink:href="http://storm-project.net/" office:target-frame-name="_blank" xlink:show="new">Storm</text:a> and <text:a xlink:type="simple" xlink:href="http://incubator.apache.org/kafka/design.html" office:target-frame-name="_blank" xlink:show="new">Kafka</text:a> are the future of stream processing, and they are already in use at a number of high-profile companies including Groupon, Alibaba, and The Weather Channel.</text:p>
          <text:p text:style-name="Text_20_body">Born inside of Twitter, Storm is a “distributed real-time computation system”. Storm does for real-time processing what Hadoop did for batch processing. Kafka for its part is a messaging system developed at LinkedIn to serve as the foundation for their activity stream and the data processing pipeline behind it.</text:p>
          <text:p text:style-name="Text_20_body">When paired together, you get the stream, you get it in-real time, and you get it at linear scale.</text:p>
          <text:p text:style-name="Text_20_body">-Stream processing solutions like Storm and Kafka have caught the attention of many enterprises due to their superior approach to ETL (extract, transform, load) and data integration.</text:p>
          <text:p text:style-name="Text_20_body">-Storm and Kafka are also great at in-memory analytics, and real-time decision support.</text:p>
          <text:p text:style-name="Text_20_body"/>
          <text:h text:style-name="Heading_20_3" text:outline-level="3">2.Drill and Dremel</text:h>
          <text:p text:style-name="Text_20_body"><text:a xlink:type="simple" xlink:href="http://gigaom.com/cloud/for-fast-interactive-hadoop-queries-drill-may-be-the-answer/" office:target-frame-name="_blank" xlink:show="new">Drill </text:a>and <text:a xlink:type="simple" xlink:href="http://static.googleusercontent.com/external_content/untrusted_dlcp/research.google.com/en/us/pubs/archive/36632.pdf" office:target-frame-name="_blank" xlink:show="new">Dremel</text:a> make large-scale, ad-hoc querying of data possible, with radically lower latencies that are especially apt for data exploration. They make it possible to scan over petabytes of data in seconds, to answer ad hoc queries and presumably, power compelling visualizations.</text:p>
          <text:p text:style-name="Text_20_body">Drill and Dremel put power in the hands of business analysts, and not just data engineers. The business side of the house will love Drill and Dremel.</text:p>
          <text:p text:style-name="Text_20_body">Drill is the open source version of what Google is <text:a xlink:type="simple" xlink:href="http://www.wired.com/wiredenterprise/2012/08/googles-dremel-makes-big-data-look-small/" office:target-frame-name="_blank" xlink:show="new">doing with</text:a> Dremel (Google also offers Dremel-as-a-Service with its <text:a xlink:type="simple" xlink:href="https://developers.google.com/bigquery/" office:target-frame-name="_blank" xlink:show="new">BigQuery</text:a> offering). Companies are going to want to make the tool their own, which why Drill is the thing to watch mostly closely. Although it’s not quite there yet, strong interest by the development community is helping the tool mature rapidly.</text:p>
          <text:p text:style-name="Text_20_body"/>
          <text:p text:style-name="Text_20_body"/>
          <text:h text:style-name="Heading_20_3" text:outline-level="3">3.R</text:h>
          <text:p text:style-name="Text_20_body">R is an open source statistical programming language. It is incredibly powerful. Over two million (and counting) analysts use R. It’s been around since 1997 if you can believe it. It is a modern version of the S language for statistical computing that originally came out of the Bell Labs. Today, R is quickly becoming the <text:a xlink:type="simple" xlink:href="http://readwrite.com/2011/09/07/unlocking-big-data-with-r" office:target-frame-name="_blank" xlink:show="new">new standard</text:a> for statistics.</text:p>
          <text:p text:style-name="Text_20_body">R performs complex data science at a much smaller price (both literally and figuratively). R is making serious headway in ousting SAS and SPSS from their thrones, and has become the tool of choice for the world’s best statisticians (and data scientists, and analysts too).</text:p>
          <text:p text:style-name="Text_20_body"/>
          <text:h text:style-name="Heading_20_3" text:outline-level="3">4.Gremlin and Giraph</text:h>
          <text:p text:style-name="Text_20_body"><text:a xlink:type="simple" xlink:href="https://github.com/tinkerpop/gremlin" office:target-frame-name="_blank" xlink:show="new">Gremlin</text:a> and <text:a xlink:type="simple" xlink:href="http://incubator.apache.org/giraph/" office:target-frame-name="_blank" xlink:show="new">Giraph</text:a> help empower graph analysis, and are often used coupled with graph databases like <text:a xlink:type="simple" xlink:href="http://neo4j.org/" office:target-frame-name="_blank" xlink:show="new">Neo4j</text:a> or <text:a xlink:type="simple" xlink:href="http://www.infinitegraph.com/" office:target-frame-name="_blank" xlink:show="new">InfiniteGraph</text:a>, or in the case of Giraph, working with Hadoop. <text:a xlink:type="simple" xlink:href="http://goldenorbos.org/" office:target-frame-name="_blank" xlink:show="new">Golden Orb</text:a> is another high-profile example of a graph-based project picking up steam.</text:p>
          <text:p text:style-name="Text_20_body">Graph databases are pretty cutting edge. They have <text:a xlink:type="simple" xlink:href="http://www.cloudera.com/blog/2010/11/do-the-schimmy-efficient-large-scale-graph-analysis-with-hadoop/" office:target-frame-name="_blank" xlink:show="new">interesting differences</text:a> with relational databases, which mean that sometimes you might want to take a graph approach rather than a relational <text:soft-page-break/>approach from the very beginning.</text:p>
          <text:p text:style-name="Text_20_body">The common analogue for graph-based approaches is Google’s <text:a xlink:type="simple" xlink:href="http://googleresearch.blogspot.com/2009/06/large-scale-graph-computing-at-google.html" office:target-frame-name="_blank" xlink:show="new">Pregel</text:a>, of which Gremlin and Giraph are open source alternatives. In fact, here’s a <text:a xlink:type="simple" xlink:href="http://www.wired.com/wiredenterprise/2012/08/google-as-xerox-parc/all/" office:target-frame-name="_blank" xlink:show="new">great read</text:a> on how mimicry of Google technologies is a cottage industry unto itself.</text:p>
          <text:p text:style-name="Text_20_body"/>
          <text:p text:style-name="Text_20_body"/>
          <text:p text:style-name="Text_20_body"/>
          <text:h text:style-name="Heading_20_3" text:outline-level="3">5.SAP Hana</text:h>
          <text:p text:style-name="Text_20_body"><text:a xlink:type="simple" xlink:href="http://www.sap.com/solutions/technology/in-memory-computing-platform/hana/overview/index.epx" office:target-frame-name="_blank" xlink:show="new">SAP Hana</text:a> is an in-memory analytics platform that includes an in-memory database and a suite of tools and software for creating analytical processes and moving data in and out, in the right formats.</text:p>
          <text:p text:style-name="Text_20_body"/>
          <text:p text:style-name="Text_20_body"/>
          <text:p text:style-name="Text_20_body"/>
          <text:h text:style-name="Heading_20_3" text:outline-level="3">5.Apache hadoop:</text:h>
          <text:h text:style-name="Heading_20_3" text:outline-level="3"><text:span text:style-name="T3">Apache Hadoop is an </text:span><text:a xlink:type="simple" xlink:href="../../../../../wiki/Open_source">open-source</text:a><text:span text:style-name="T3"> </text:span><text:a xlink:type="simple" xlink:href="../../../../../wiki/Software_framework">software framework</text:a><text:span text:style-name="T3"> that supports </text:span><text:a xlink:type="simple" xlink:href="../../../../../wiki/Big_data">data-intensive</text:a><text:span text:style-name="T3"> </text:span><text:a xlink:type="simple" xlink:href="../../../../../wiki/Distributed_computing">distributed applications</text:a><text:span text:style-name="T3">, licensed under the Apache v2 license. It supports the running of applications on large clusters of </text:span><text:a xlink:type="simple" xlink:href="../../../../../wiki/Commodity_hardware">commodity hardware</text:a><text:span text:style-name="T3">. Hadoop was derived from </text:span><text:a xlink:type="simple" xlink:href="../../../../../wiki/Google">Google</text:a><text:span text:style-name="T3">'s </text:span><text:a xlink:type="simple" xlink:href="../../../../../wiki/MapReduce">MapReduce</text:a><text:span text:style-name="T3"> and </text:span><text:a xlink:type="simple" xlink:href="../../../../../wiki/Google_File_System">Google File System</text:a><text:span text:style-name="T3"> (GFS) papers.</text:span></text:h>
          <text:p text:style-name="Text_20_body"><text:span text:style-name="T3"/></text:p>
          <text:p text:style-name="Text_20_body"><text:span text:style-name="T4">6.Cascading:</text:span></text:p>
          <text:p text:style-name="Text_20_body">Cascading is a Java application framework that enables typical developers to quickly and easily develop rich Data Analytics and Data Management applications that can be deployed and managed across a variety of computing environments. Cascading works seamlessly with Apache Hadoop 1.0 and API compatible distributions.</text:p>
          <text:p text:style-name="Text_20_body"/>
          <text:p text:style-name="Text_20_body"><text:span text:style-name="T4">7.</text:span><text:bookmark text:name="firstHeading"/><text:span text:style-name="T4">Scribe (log server):</text:span></text:p>
          <text:p text:style-name="Text_20_body"><text:span text:style-name="T2"/></text:p>
          <text:p text:style-name="Text_20_body"><text:span text:style-name="T2"/></text:p>
          <text:p text:style-name="Text_20_body"><text:span text:style-name="T2">Scribe</text:span><text:span text:style-name="T1"> is a server for aggregating </text:span><text:a xlink:type="simple" xlink:href="../../../../../wiki/Server_log">log data</text:a><text:span text:style-name="T1"> streamed in real-time from a large number of </text:span><text:a xlink:type="simple" xlink:href="../../../../../wiki/Server_(computing)">servers</text:a><text:span text:style-name="T1">. It is designed to be </text:span><text:a xlink:type="simple" xlink:href="../../../../../wiki/Scalability">scalable</text:a><text:span text:style-name="T1">, extensible without client-side modification, and robust to failure of the network or any specific machine.</text:span></text:p>
          <text:p text:style-name="Text_20_body"><text:span text:style-name="T1">Scribe was developed at </text:span><text:a xlink:type="simple" xlink:href="../../../../../wiki/Facebook">Facebook</text:a><text:span text:style-name="T1"> using </text:span><text:a xlink:type="simple" xlink:href="../../../../../wiki/Apache_Thrift">Apache Thrift</text:a><text:span text:style-name="T1"> and released in 2008 as </text:span><text:a xlink:type="simple" xlink:href="../../../../../wiki/Open_source_software">open source</text:a><text:span text:style-name="T1">.</text:span><text:bookmark text:name="cite_ref-1"/><text:a xlink:type="simple" xlink:href="#cite_note-1">[1]</text:a><text:bookmark text:name="cite_ref-2"/><text:a xlink:type="simple" xlink:href="#cite_note-2">[2]</text:a></text:p>
          <text:p text:style-name="Text_20_body"><text:span text:style-name="T1">Scribe servers are arranged in a directed graph, with each server knowing only about the next server in the graph. This </text:span><text:a xlink:type="simple" xlink:href="../../../../../wiki/Network_topology">network topology</text:a><text:span text:style-name="T1"> allows for adding extra layers of fan-in as a system grows, and batching messages before sending them between datacenters, without having any code that explicitly needs to understand datacenter topology, only a simple configuration.</text:span><text:bookmark text:name="cite_ref-fbblog_3-0"/><text:a xlink:type="simple" xlink:href="#cite_note-fbblog-3">[3]</text:a></text:p>
          <text:p text:style-name="Text_20_body"><text:span text:style-name="T1">Scribe was designed to consider reliability but to not require heavyweight protocols and expansive disk usage. Scribe spools data to disk on any node to handle intermittent connectivity node failure, but doesn't sync a log file for every message. This creates a possibility of a small amount of data </text:span><text:soft-page-break/><text:span text:style-name="T1">loss in the event of a crash or catastrophic hardware failure. However, this degree of reliability is often suitable for most Facebook </text:span><text:a xlink:type="simple" xlink:href="../../../../../wiki/Use_cases">use cases</text:a><text:span text:style-name="T1">.</text:span><text:bookmark text:name="cite_ref-fbblog_3-1"/><text:a xlink:type="simple" xlink:href="#cite_note-fbblog-3">[3]</text:a></text:p>
          <text:p text:style-name="Text_20_body"><text:span text:style-name="T1"/></text:p>
          <text:p text:style-name="Text_20_body"><text:span text:style-name="T1"/></text:p>
          <text:p text:style-name="P1"><text:span text:style-name="T1">8.ElasticSearch:</text:span></text:p>
          <text:p text:style-name="Text_20_body"><text:span text:style-name="T2">ElasticSearch</text:span><text:span text:style-name="T1"> is a distributed, </text:span><text:a xlink:type="simple" xlink:href="../../../../../wiki/Representational_state_transfer">RESTful</text:a><text:span text:style-name="T1">, </text:span><text:a xlink:type="simple" xlink:href="../../../../../wiki/Free_software">free</text:a><text:span text:style-name="T1">/</text:span><text:a xlink:type="simple" xlink:href="../../../../../wiki/Open_source_software">open source</text:a><text:span text:style-name="T1"> search server based on </text:span><text:a xlink:type="simple" xlink:href="../../../../../wiki/Apache_Lucene">Apache Lucene</text:a><text:span text:style-name="T1">. It is developed by Shay Banon</text:span><text:bookmark text:name="cite_ref-shaybanon_1-0"/><text:a xlink:type="simple" xlink:href="#cite_note-shaybanon-1">[1]</text:a><text:span text:style-name="T1"> and is released under the terms of the </text:span><text:a xlink:type="simple" xlink:href="../../../../../wiki/Apache_License">Apache License</text:a><text:span text:style-name="T1">. ElasticSearch is developed in </text:span><text:a xlink:type="simple" xlink:href="../../../../../wiki/Java_(programming_language)">Java</text:a><text:span text:style-name="T1">.</text:span></text:p>
          <text:p text:style-name="Text_20_body"><text:span text:style-name="T1"/></text:p>
          <text:p text:style-name="Text_20_body"><text:span text:style-name="T1"/></text:p>
          <text:p text:style-name="P1"><text:span text:style-name="T1">9.MongoDB</text:span></text:p>
          <text:p text:style-name="Text_20_body"><text:span text:style-name="T1"/></text:p>
          <text:p text:style-name="Text_20_body"><text:span text:style-name="T2">MongoDB</text:span><text:span text:style-name="T1"> (from "hu</text:span><text:span text:style-name="T2">mongo</text:span><text:span text:style-name="T1">us") is a cross-platform </text:span><text:a xlink:type="simple" xlink:href="../../../../../wiki/Document-oriented_database">document-oriented database</text:a><text:span text:style-name="T1"> system. Classified as a "</text:span><text:a xlink:type="simple" xlink:href="../../../../../wiki/NoSQL">NoSQL</text:a><text:span text:style-name="T1">" database, MongoDB eschews the traditional table-based </text:span><text:a xlink:type="simple" xlink:href="../../../../../wiki/Relational_database">relational database</text:a><text:span text:style-name="T1"> structure in favor of </text:span><text:a xlink:type="simple" xlink:href="../../../../../wiki/JSON">JSON</text:a><text:span text:style-name="T1">-like documents with dynamic schemas (MongoDB calls the format </text:span><text:a xlink:type="simple" xlink:href="../../../../../wiki/BSON">BSON</text:a><text:span text:style-name="T1">), making the integration of data in certain types of applications easier and faster. Released under a combination of the </text:span><text:a xlink:type="simple" xlink:href="../../../../../wiki/GNU_Affero_General_Public_License">GNU Affero General Public License</text:a><text:span text:style-name="T1"> and the </text:span><text:a xlink:type="simple" xlink:href="../../../../../wiki/Apache_License">Apache License</text:a><text:span text:style-name="T1">, MongoDB is </text:span><text:a xlink:type="simple" xlink:href="../../../../../wiki/Free_and_open_source_software">free and open source software</text:a><text:span text:style-name="T1">.</text:span></text:p>
          <text:p text:style-name="Text_20_body"><text:bookmark text:name="content"/><text:span text:style-name="T1">First developed by the New York City-based company 10gen (now </text:span><text:a xlink:type="simple" xlink:href="../../../../../wiki/MongoDB_Inc.">MongoDB Inc.</text:a><text:span text:style-name="T1">) in October 2007 as a component of a planned </text:span><text:a xlink:type="simple" xlink:href="../../../../../wiki/Platform_as_a_service">platform as a service</text:a><text:span text:style-name="T1"> product, the company shifted to an open source development model in 2009, with 10gen offering commercial support and other services.</text:span><text:a xlink:type="simple" xlink:href="#cite_note-gigaom-rename-1">[1]</text:a><text:span text:style-name="T1"> Since then, MongoDB has been adopted as </text:span><text:a xlink:type="simple" xlink:href="../../../../../wiki/Backend">backend</text:a><text:span text:style-name="T1"> software by a number of major websites and services, including </text:span><text:a xlink:type="simple" xlink:href="../../../../../wiki/Craigslist">Craigslist</text:a><text:span text:style-name="T1">, </text:span><text:a xlink:type="simple" xlink:href="../../../../../wiki/EBay">eBay</text:a><text:span text:style-name="T1">, </text:span><text:a xlink:type="simple" xlink:href="../../../../../wiki/Foursquare">Foursquare</text:a><text:span text:style-name="T1">, </text:span><text:a xlink:type="simple" xlink:href="../../../../../wiki/SourceForge">SourceForge</text:a><text:span text:style-name="T1">, and </text:span><text:a xlink:type="simple" xlink:href="../../../../../wiki/The_New_York_Times">The New York Times</text:a><text:span text:style-name="T1">, among others. MongoDB is the most popular NoSQL database system.</text:span><text:a xlink:type="simple" xlink:href="#cite_note-2">[2]</text:a><text:span text:style-name="T1">.</text:span></text:p>
          <text:p text:style-name="Text_20_body"><text:span text:style-name="T4">10.</text:span><text:bookmark text:name="content2"/><text:bookmark text:name="firstHeading1"/><text:span text:style-name="T4">Apache Cassandra</text:span></text:p>
          <text:p text:style-name="Text_20_body"><text:span text:style-name="T2"/></text:p>
          <text:p text:style-name="Text_20_body"><text:span text:style-name="T2"/></text:p>
          <text:p text:style-name="Text_20_body"><text:bookmark text:name="mw-content-text"/><text:span text:style-name="T2"><text:s/>Apache Cassandra</text:span><text:span text:style-name="T1"> is an </text:span><text:a xlink:type="simple" xlink:href="../../../../../wiki/Open_source_software">open source</text:a><text:span text:style-name="T1"> </text:span><text:a xlink:type="simple" xlink:href="../../../../../wiki/Distributed_database">distributed</text:a><text:span text:style-name="T1"> </text:span><text:a xlink:type="simple" xlink:href="../../../../../wiki/Database_management_system">database management system</text:a><text:span text:style-name="T1"> designed to handle large amounts of data across many commodity servers, providing high availability with no single point of failure. Cassandra offers robust support for clusters spanning multiple datacenters,</text:span><text:bookmark text:name="cite_ref-11"/><text:a xlink:type="simple" xlink:href="#cite_note-1">[1]</text:a><text:span text:style-name="T1"> with asynchronous masterless replication allowing low latency operations for all clients.</text:span></text:p>
          <text:p text:style-name="Text_20_body"><text:span text:style-name="T1">Cassandra also places a high value on performance. University of Toronto researchers studying NoSQL systems concluded that "In terms of scalability, there is a clear winner throughout our experiments. Cassandra achieves the highest throughput for the maximum number of nodes in all experiments."</text:span><text:bookmark text:name="cite_ref-21"/><text:a xlink:type="simple" xlink:href="#cite_note-2">[2]</text:a></text:p>
          <text:p text:style-name="Text_20_body"><text:span text:style-name="T1">Cassandra's data model is a partitioned row store with tunable consistency.</text:span><text:bookmark text:name="cite_ref-3"/><text:a xlink:type="simple" xlink:href="#cite_note-3">[3]</text:a><text:span text:style-name="T1"> Rows are organized into </text:span><text:a xlink:type="simple" xlink:href="../../../../../wiki/Table_(database)">tables</text:a><text:span text:style-name="T1">; the first component of a table's primary key is the partition key; within a partition, rows are </text:span><text:a xlink:type="simple" xlink:href="../../../../../wiki/Database_index%23Clustered">clustered</text:a><text:span text:style-name="T1"> by the remaining columns of the key.</text:span><text:bookmark text:name="cite_ref-4"/><text:a xlink:type="simple" xlink:href="#cite_note-4">[4]</text:a><text:span text:style-name="T1"> Other columns may be indexed separately from the primary key.</text:span><text:bookmark text:name="cite_ref-5"/><text:a xlink:type="simple" xlink:href="#cite_note-5">[5]</text:a></text:p>
          <text:p text:style-name="Text_20_body"><text:span text:style-name="T1">Tables may be created, dropped, and altered at runtime without blocking updates and queries.</text:span><text:bookmark text:name="cite_ref-6"/><text:a xlink:type="simple" xlink:href="#cite_note-6">[6]</text:a></text:p>
          <text:p text:style-name="Text_20_body"><text:span text:style-name="T1">Cassandra does not support </text:span><text:a xlink:type="simple" xlink:href="../../../../../wiki/Join_(SQL)">joins</text:a><text:span text:style-name="T1"> or </text:span><text:a xlink:type="simple" xlink:href="../../../../../wiki/Correlated_subquery">subqueries</text:a><text:span text:style-name="T1">, except for batch analysis via Hadoop. Rather, Cassandra emphasizes denormalization through features like collections.</text:span><text:a xlink:type="simple" xlink:href="#cite_note-7">[7]</text:a></text:p>
          <text:p text:style-name="Text_20_body"><text:span text:style-name="T3"/></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55M33S</meta:editing-duration>
    <meta:editing-cycles>6</meta:editing-cycles>
    <meta:generator>OpenOffice.org/3.4$Win32 OpenOffice.org_project/340m1$Build-9590</meta:generator>
    <dc:date>2013-09-23T18:54:04.67</dc:date>
    <meta:document-statistic meta:table-count="0" meta:image-count="0" meta:object-count="0" meta:page-count="3" meta:paragraph-count="40" meta:word-count="1175" meta:character-count="7627"/>
    <meta:user-defined meta:name="Info 1"/>
    <meta:user-defined meta:name="Info 2"/>
    <meta:user-defined meta:name="Info 3"/>
    <meta:user-defined meta:name="Info 4"/>
  </office:meta>
</office:document-meta>
</file>